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rsid="0005f9c7" officeooo:paragraph-rsid="0005f9c7"/>
    </style:style>
    <style:style style:name="P2" style:family="paragraph" style:parent-style-name="Standard">
      <style:text-properties fo:font-variant="normal" fo:text-transform="none" style:font-name="fkGroteskNeue" fo:font-size="12pt" fo:letter-spacing="normal" fo:font-style="normal" fo:font-weight="normal" officeooo:rsid="0005f9c7" officeooo:paragraph-rsid="0005f9c7"/>
    </style:style>
    <style:style style:name="P3" style:family="paragraph" style:parent-style-name="Text_20_body">
      <style:text-properties fo:font-variant="normal" fo:text-transform="none" style:font-name="fkGroteskNeue" fo:font-size="12pt" fo:letter-spacing="normal" fo:font-style="normal" fo:font-weight="normal" officeooo:rsid="0005f9c7" officeooo:paragraph-rsid="0005f9c7"/>
    </style:style>
    <style:style style:name="P4" style:family="paragraph" style:parent-style-name="Text_20_body" style:list-style-name="L1">
      <style:paragraph-properties fo:margin-left="0cm" fo:margin-right="0cm" fo:text-indent="0cm" style:auto-text-indent="false" fo:padding="0.049cm" fo:border="0.06pt solid #e5e7eb"/>
      <style:text-properties style:font-name="fkGroteskNeue" officeooo:rsid="0005f9c7"/>
    </style:style>
    <style:style style:name="P5" style:family="paragraph" style:parent-style-name="Text_20_body">
      <style:paragraph-properties fo:margin-left="0cm" fo:margin-right="0cm" fo:text-indent="0cm" style:auto-text-indent="false" fo:padding="0.049cm" fo:border="0.06pt solid #e5e7eb"/>
      <style:text-properties style:font-name="fkGroteskNeue" officeooo:rsid="0005f9c7"/>
    </style:style>
    <style:style style:name="P6" style:family="paragraph" style:parent-style-name="Text_20_body" style:list-style-name="L2">
      <style:paragraph-properties fo:margin-left="0cm" fo:margin-right="0cm" fo:text-indent="0cm" style:auto-text-indent="false" fo:padding="0.049cm" fo:border="0.06pt solid #e5e7eb"/>
      <style:text-properties style:font-name="fkGroteskNeue" officeooo:rsid="0005f9c7" officeooo:paragraph-rsid="0005f9c7"/>
    </style:style>
    <style:style style:name="P7" style:family="paragraph" style:parent-style-name="Text_20_body">
      <style:text-properties style:font-name="fkGroteskNeue" officeooo:rsid="0005f9c7" officeooo:paragraph-rsid="0005f9c7"/>
    </style:style>
    <style:style style:name="P8" style:family="paragraph" style:parent-style-name="Text_20_body" style:list-style-name="L3">
      <style:paragraph-properties fo:margin-left="0cm" fo:margin-right="0cm" fo:text-indent="0cm" style:auto-text-indent="false" fo:padding="0.049cm" fo:border="0.06pt solid #e5e7eb"/>
      <style:text-properties style:font-name="fkGroteskNeue" officeooo:rsid="0005f9c7"/>
    </style:style>
    <style:style style:name="P9" style:family="paragraph" style:parent-style-name="Text_20_body" style:list-style-name="L3">
      <style:paragraph-properties fo:margin-left="0cm" fo:margin-right="0cm" fo:text-indent="0cm" style:auto-text-indent="false" fo:padding="0.049cm" fo:border="0.06pt solid #e5e7eb"/>
      <style:text-properties style:font-name="fkGroteskNeue" officeooo:rsid="0005f9c7" officeooo:paragraph-rsid="0005f9c7"/>
    </style:style>
    <style:style style:name="P10" style:family="paragraph" style:parent-style-name="Standard">
      <style:text-properties style:font-name="fkGroteskNeue" officeooo:rsid="0005f9c7" officeooo:paragraph-rsid="0005f9c7"/>
    </style:style>
    <style:style style:name="T1" style:family="text">
      <style:text-properties loext:padding="0.049cm" loext:border="0.06pt solid #e5e7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WED Übung 7</text:p>
      <text:p text:style-name="P1"/>
      <text:p text:style-name="P1">Aufgabe 1)</text:p>
      <text:p text:style-name="P1"/>
      <text:p text:style-name="P1"/>
      <text:p text:style-name="P2">Mainframe computing is based on centralized, powerful computers that handle all processing and storage tasks for multiple users simultaneously. Users access resources via terminals, but the mainframe remains the single point of processing and storage. In contrast, cloud computing distributes resources across many servers, often in different locations, and provides on-demand access to computing power, storage, and services via the internet.</text:p>
      <text:p text:style-name="P2"/>
      <text:p text:style-name="P3">The shift from mainframe to cloud happened dramatically due to several factors:</text:p>
      <text:list text:style-name="L1">
        <text:list-item>
          <text:p text:style-name="P4"><text:span text:style-name="Strong_20_Emphasis"><text:span text:style-name="T1">Scalability: </text:span></text:span>Cloud computing allows resources to be scaled up or down instantly, while mainframes have fixed capacity.</text:p>
        </text:list-item>
        <text:list-item>
          <text:p text:style-name="P4"><text:span text:style-name="Strong_20_Emphasis"><text:span text:style-name="T1">Cost efficiency:</text:span></text:span> Cloud services use a pay-as-you-go model, reducing upfront investment and ongoing maintenance costs compared to expensive mainframe hardware.</text:p>
        </text:list-item>
        <text:list-item>
          <text:p text:style-name="P4"><text:span text:style-name="Strong_20_Emphasis"><text:span text:style-name="T1">Flexibility and accessibility:</text:span></text:span> Cloud resources are accessible from anywhere with an internet connection, while mainframes require physical or networked terminal access.</text:p>
        </text:list-item>
        <text:list-item>
          <text:p text:style-name="P4"><text:span text:style-name="Strong_20_Emphasis"><text:span text:style-name="T1">Innovation and speed:</text:span></text:span> Cloud platforms enable rapid deployment of new services and technologies, supporting agile development and faster time-to-market.</text:p>
        </text:list-item>
      </text:list>
      <text:p text:style-name="P5">These advantages led organizations to move away from centralized mainframes to the more flexible and cost-effective cloud model.</text:p>
      <text:p text:style-name="P2">Aufgabe 2)</text:p>
      <text:p text:style-name="P2"/>
      <text:p text:style-name="P3">The cloud architecture described in the paper offers several advantages over the local implementation from exercise 6, where website comparison strategies (identical content size, identical HTML content, identical text content) were likely executed on a single server or local environment:</text:p>
      <text:list text:style-name="L2">
        <text:list-item>
          <text:p text:style-name="P6"><text:span text:style-name="Strong_20_Emphasis"><text:span text:style-name="T1">Scalability:</text:span></text:span> Cloud architectures allow the comparison service to automatically scale based on demand. If many users want to compare websites simultaneously, resources can be dynamically allocated, ensuring consistent performance.</text:p>
        </text:list-item>
        <text:list-item>
          <text:p text:style-name="P6"><text:span text:style-name="Strong_20_Emphasis"><text:span text:style-name="T1">High availability and reliability:</text:span></text:span> By distributing services across multiple servers and data centers, cloud architectures reduce the risk of downtime. Failover mechanisms ensure the service remains available even if individual components fail.</text:p>
        </text:list-item>
        <text:list-item>
          <text:p text:style-name="P6"><text:soft-page-break/><text:span text:style-name="Strong_20_Emphasis"><text:span text:style-name="T1">Managed services:</text:span></text:span> Cloud providers offer managed databases, storage, and authentication, reducing the operational workload. This lets developers focus on the core logic of website comparison rather than infrastructure maintenance.</text:p>
        </text:list-item>
        <text:list-item>
          <text:p text:style-name="P6"><text:span text:style-name="Strong_20_Emphasis"><text:span text:style-name="T1">Cost efficiency:</text:span></text:span> With a pay-as-you-go model, you only pay for the resources you actually use. This is more cost-effective than maintaining dedicated hardware for occasional peak loads.</text:p>
        </text:list-item>
        <text:list-item>
          <text:p text:style-name="P6"><text:span text:style-name="Strong_20_Emphasis"><text:span text:style-name="T1">Security and compliance:</text:span></text:span> Cloud platforms provide built-in security features such as encryption, identity management, and compliance certifications, which are harder to implement and maintain in a local environment.</text:p>
        </text:list-item>
        <text:list-item>
          <text:p text:style-name="P6"><text:span text:style-name="Strong_20_Emphasis"><text:span text:style-name="T1">Global accessibility:</text:span></text:span> Users from different regions can access the comparison service with low latency, as cloud providers have data centers worldwide.</text:p>
        </text:list-item>
      </text:list>
      <text:p text:style-name="P7"><text:line-break/></text:p>
      <text:p text:style-name="P2">Aufgabe 3)</text:p>
      <text:p text:style-name="P2"/>
      <text:list text:style-name="L3">
        <text:list-item>
          <text:p text:style-name="P8"><text:span text:style-name="Strong_20_Emphasis"><text:span text:style-name="T1">Frontend:</text:span></text:span> Host the web or mobile frontend on a cloud-based content delivery network (CDN) or object storage (e.g., AWS S3, Azure Blob Storage).</text:p>
        </text:list-item>
        <text:list-item>
          <text:p text:style-name="P8"><text:span text:style-name="Strong_20_Emphasis"><text:span text:style-name="T1">Backend:</text:span></text:span> Deploy backend services as containerized microservices (e.g., using Kubernetes or serverless functions like AWS Lambda).</text:p>
        </text:list-item>
        <text:list-item>
          <text:p text:style-name="P9"><text:span text:style-name="Strong_20_Emphasis"><text:span text:style-name="T1">Database:</text:span></text:span> Use a managed cloud database service (e.g., Amazon RDS, Azure SQL, Google Cloud Firestore).</text:p>
        </text:list-item>
        <text:list-item>
          <text:p text:style-name="P8"><text:span text:style-name="Strong_20_Emphasis"><text:span text:style-name="T1">Authentication:</text:span></text:span> Integrate with a cloud identity provider (e.g., AWS Cognito, Azure AD).</text:p>
        </text:list-item>
        <text:list-item>
          <text:p text:style-name="P8"><text:span text:style-name="Strong_20_Emphasis"><text:span text:style-name="T1">Monitoring and logging:</text:span></text:span> Use cloud-native monitoring tools (e.g., CloudWatch, Azure Monitor).</text:p>
        </text:list-item>
      </text:lis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3T09:38:08.548856539</meta:creation-date>
    <dc:date>2025-07-03T09:46:37.735345083</dc:date>
    <meta:editing-duration>PT8M30S</meta:editing-duration>
    <meta:editing-cycles>1</meta:editing-cycles>
    <meta:document-statistic meta:table-count="0" meta:image-count="0" meta:object-count="0" meta:page-count="2" meta:paragraph-count="24" meta:word-count="475" meta:character-count="3393" meta:non-whitespace-character-count="2955"/>
    <meta:generator>LibreOffice/25.2.4.3$Linux_X86_64 LibreOffice_project/33e196637044ead23f5c3226cde09b47731f7e27</meta:generator>
  </office:meta>
</office:document-meta>
</file>